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UBANO CASTILLON, MAILI LUCIA</text:p>
            <text:p text:style-name="P5"><text:span text:style-name="T15">Dni</text:span><text:span text:style-name="T14">:7702636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UBANO CASTILLON, MAILI LUC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702636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</text:span></text:p>
          </table:table-cell>
          <table:table-cell table:style-name="Tabla1.D4" office:value-type="string">
            <text:p text:style-name="P3">16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3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437890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75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08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